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0" style:family="table">
      <style:table-properties style:width="16.499cm" table:align="margins" style:writing-mode="lr-tb"/>
    </style:style>
    <style:style style:name="tableau0.A" style:family="table-column">
      <style:table-column-properties style:column-width="3.198cm" style:rel-column-width="12702*"/>
    </style:style>
    <style:style style:name="tableau0.B" style:family="table-column">
      <style:table-column-properties style:column-width="4.916cm" style:rel-column-width="19525*"/>
    </style:style>
    <style:style style:name="tableau0.C" style:family="table-column">
      <style:table-column-properties style:column-width="2.284cm" style:rel-column-width="9072*"/>
    </style:style>
    <style:style style:name="tableau0.D" style:family="table-column">
      <style:table-column-properties style:column-width="1.499cm" style:rel-column-width="5955*"/>
    </style:style>
    <style:style style:name="tableau0.F" style:family="table-column">
      <style:table-column-properties style:column-width="3.103cm" style:rel-column-width="12326*"/>
    </style:style>
    <style:style style:name="tableau0.A1" style:family="table-cell">
      <style:table-cell-properties fo:padding-left="0.049cm" fo:padding-right="0.049cm" fo:padding-top="0.019cm" fo:padding-bottom="0.019cm" fo:border-left="0.018cm solid #000000" fo:border-right="none" fo:border-top="0.018cm solid #000000" fo:border-bottom="0.018cm solid #000000"/>
    </style:style>
    <style:style style:name="tableau0.F1" style:family="table-cell">
      <style:table-cell-properties fo:padding-left="0.049cm" fo:padding-right="0.049cm" fo:padding-top="0.019cm" fo:padding-bottom="0.019cm" fo:border="0.018cm solid #000000"/>
    </style:style>
    <style:style style:name="tableau0.A2" style:family="table-cell">
      <style:table-cell-properties fo:padding-left="0.049cm" fo:padding-right="0.049cm" fo:padding-top="0.019cm" fo:padding-bottom="0.019cm" fo:border-left="0.018cm solid #000000" fo:border-right="none" fo:border-top="none" fo:border-bottom="0.018cm solid #000000"/>
    </style:style>
    <style:style style:name="tableau0.F2" style:family="table-cell">
      <style:table-cell-properties fo:padding-left="0.049cm" fo:padding-right="0.049cm" fo:padding-top="0.019cm" fo:padding-bottom="0.019cm" fo:border-left="0.018cm solid #000000" fo:border-right="0.018cm solid #000000" fo:border-top="none" fo:border-bottom="0.018cm solid #000000"/>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Table_20_Contents_20_right">
      <style:paragraph-properties fo:line-height="100%" fo:text-align="justify" style:justify-single-word="false" style:snap-to-layout-grid="false"/>
      <style:text-properties fo:font-variant="normal" fo:text-transform="none" style:font-name="Gill Sans MT_CCJU" fo:font-size="11pt" fo:font-style="normal" fo:font-weight="normal" style:font-size-asian="11pt" style:font-weight-asian="bold" style:font-size-complex="11pt"/>
    </style:style>
    <style:style style:name="P10" style:family="paragraph" style:parent-style-name="Table_20_Contents">
      <style:paragraph-properties fo:text-align="start" style:justify-single-word="false"/>
      <style:text-properties style:font-name="Gill Sans MT_CCJU" fo:font-size="11pt" style:font-size-asian="11pt" style:font-size-complex="11pt"/>
    </style:style>
    <style:style style:name="P11" style:family="paragraph" style:parent-style-name="Table_20_Contents">
      <style:paragraph-properties fo:text-align="start" style:justify-single-word="false">
        <style:tab-stops>
          <style:tab-stop style:position="0.162cm"/>
          <style:tab-stop style:position="1.529cm" style:type="char" style:char="."/>
        </style:tab-stops>
      </style:paragraph-properties>
      <style:text-properties style:font-name="Gill Sans MT_CCJU" fo:font-size="11pt" style:font-size-asian="11pt" style:font-size-complex="11pt"/>
    </style:style>
    <style:style style:name="P12" style:family="paragraph" style:parent-style-name="Table_20_Contents">
      <style:paragraph-properties fo:text-align="center" style:justify-single-word="false"/>
      <style:text-properties style:font-name="Gill Sans MT_CCJU" fo:font-size="11pt" style:font-size-asian="11pt" style:font-size-complex="11pt"/>
    </style:style>
    <style:style style:name="P13" style:family="paragraph" style:parent-style-name="Table_20_Heading">
      <style:paragraph-properties fo:text-align="start" style:justify-single-word="false"/>
      <style:text-properties style:font-name="Gill Sans MT_CCJU" fo:font-size="11pt" style:font-size-asian="11pt" style:font-size-complex="11pt"/>
    </style:style>
    <style:style style:name="P14" style:family="paragraph" style:parent-style-name="Table_20_Heading">
      <style:paragraph-properties fo:text-align="center" style:justify-single-word="false"/>
      <style:text-properties style:font-name="Gill Sans MT_CCJU" fo:font-size="11pt" style:font-size-asian="11pt" style:font-size-complex="11pt"/>
    </style:style>
    <style:style style:name="P15" style:family="paragraph" style:parent-style-name="Standard" style:master-page-name="">
      <style:paragraph-properties style:page-number="auto"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16" style:family="paragraph" style:parent-style-name="Standard">
      <style:paragraph-properties fo:text-align="justify" style:justify-single-word="false">
        <style:tab-stops>
          <style:tab-stop style:position="9.5cm"/>
        </style:tab-stops>
      </style:paragraph-properties>
      <style:text-properties style:font-name="Gill Sans MT_CCJU" fo:font-size="11pt" fo:font-weight="normal" style:font-size-asian="11pt" style:font-size-complex="6pt"/>
    </style:style>
    <style:style style:name="T1" style:family="text">
      <style:text-properties fo:font-variant="normal" fo:text-transform="none" fo:font-style="normal" fo:font-weight="normal" style:font-weight-asian="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able:table table:name="tableau0" table:style-name="tableau0">
        <table:table-column table:style-name="tableau0.A"/>
        <table:table-column table:style-name="tableau0.B"/>
        <table:table-column table:style-name="tableau0.C"/>
        <table:table-column table:style-name="tableau0.D" table:number-columns-repeated="2"/>
        <table:table-column table:style-name="tableau0.F"/>
        <table:table-row>
          <table:table-cell table:style-name="tableau0.A1" office:value-type="string">
            <text:p text:style-name="P13"><text:span text:style-name="T1">%{HEADER_ROWS:1}%%{RM_IF_NO_DATA:true,0}%</text:span>NSS</text:p>
          </table:table-cell>
          <table:table-cell table:style-name="tableau0.A1" office:value-type="string">
            <text:p text:style-name="P13">Nom, prénom</text:p>
          </table:table-cell>
          <table:table-cell table:style-name="tableau0.A1" office:value-type="string">
            <text:p text:style-name="P13">Sub. Mens.</text:p>
          </table:table-cell>
          <table:table-cell table:style-name="tableau0.A1" office:value-type="string">
            <text:p text:style-name="P14">Début</text:p>
          </table:table-cell>
          <table:table-cell table:style-name="tableau0.A1" office:value-type="string">
            <text:p text:style-name="P14">Fin</text:p>
          </table:table-cell>
          <table:table-cell table:style-name="tableau0.F1" office:value-type="string">
            <text:p text:style-name="P13">Assureur</text:p>
          </table:table-cell>
        </table:table-row>
        <table:table-row>
          <table:table-cell table:style-name="tableau0.A2" office:value-type="string">
            <text:p text:style-name="P9">%{ligne}%%=NO_ASSURE=%</text:p>
          </table:table-cell>
          <table:table-cell table:style-name="tableau0.A2" office:value-type="string">
            <text:p text:style-name="P10">%=NOMPRENOM=%</text:p>
          </table:table-cell>
          <table:table-cell table:style-name="tableau0.A2" office:value-type="string">
            <text:p text:style-name="P11">CHF<text:tab/> %=SUBS_MENSUEL=%</text:p>
          </table:table-cell>
          <table:table-cell table:style-name="tableau0.A2" office:value-type="string">
            <text:p text:style-name="P12">%=DEBUT_SUBS_MENSUEL=%</text:p>
          </table:table-cell>
          <table:table-cell table:style-name="tableau0.A2" office:value-type="string">
            <text:p text:style-name="P12">%=FIN_SUBS_MENSUEL=%</text:p>
          </table:table-cell>
          <table:table-cell table:style-name="tableau0.F2" office:value-type="string">
            <text:p text:style-name="P10">%=ASSUREUR=%</text:p>
          </table:table-cell>
        </table:table-row>
      </table:table>
      <text:p text:style-name="P16"/>
      <text:p text:style-name="P16">Toutefois, si votre prime est inférieure à la prime moyenne susmentionnée, c'est le montant exact de votre prime qui est pris à charge. Par contre, si votre prime est supérieure à la prime moyenne susmentionnée, la différence avec la prime moyenne est entièrement à votre charge.</text:p>
      <text:p text:style-name="P16">%=remLineWhenBlank(empty_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date>2015-10-15T08:52:43.88</dc:date>
    <meta:print-date>2003-09-10T06:53:00</meta:print-date>
    <meta:editing-cycles>111</meta:editing-cycles>
    <meta:editing-duration>PT6H12M58S</meta:editing-duration>
    <meta:document-statistic meta:table-count="1" meta:image-count="0" meta:object-count="0" meta:page-count="1" meta:paragraph-count="21" meta:word-count="204" meta:character-count="1370"/>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